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ffins au all bran</text:p>
      <text:p text:style-name="P2"/>
      <text:p text:style-name="P3">Ingrédients :</text:p>
      <text:p text:style-name="P3"/>
      <text:p text:style-name="P3">1 ¼ de tasse de all bran </text:p>
      <text:p text:style-name="P3">¼ <text:s/>de tasse d'huile</text:p>
      <text:p text:style-name="P3">1 tasse de farine</text:p>
      <text:p text:style-name="P3">½ cuil.à thé de soda à pâte</text:p>
      <text:p text:style-name="P3">2 ½ cuil à thé de poudre à pâte</text:p>
      <text:p text:style-name="P3">½ <text:s/>cuil.à thé de sel </text:p>
      <text:p text:style-name="P3">1 œuf</text:p>
      <text:p text:style-name="P3">1 tasse de lait</text:p>
      <text:p text:style-name="P3">1 tasse de sucre</text:p>
      <text:p text:style-name="P3"/>
      <text:p text:style-name="P3"/>
      <text:p text:style-name="P3">Battre <text:s/>l'oeuf dans l'huile et le lait ajouter le all bran et laisser tremper <text:s/>pour </text:p>
      <text:p text:style-name="P3">que le all bran soit mou.</text:p>
      <text:p text:style-name="P3">Melanger les ingredients secs <text:s text:c="2"/>et ajouter au mélange de all bran,bien mélanger à la cuillère de bois</text:p>
      <text:p text:style-name="P3">Mettre dans des moules à muffins.</text:p>
      <text:p text:style-name="P3">Cuire au four à 350 degrés F. pendant 15 à 20 minutes.Donne environ 12 muff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22T11:35:31.10</meta:creation-date>
    <dc:date>2013-11-12T09:18:50.10</dc:date>
    <meta:editing-duration>PT25M2S</meta:editing-duration>
    <meta:editing-cycles>2</meta:editing-cycles>
    <meta:generator>OpenOffice.org/3.3$Win32 OpenOffice.org_project/330m20$Build-9567</meta:generator>
    <meta:print-date>2013-11-12T09:16:27</meta:print-date>
    <meta:document-statistic meta:table-count="0" meta:image-count="0" meta:object-count="0" meta:page-count="1" meta:paragraph-count="16" meta:word-count="111" meta:character-count="530"/>
  </office:meta>
</office:document-meta>
</file>